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BeansStringXPathExpression.XMLBeansStringXPathExpression( String x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sStringXPathExpression.asString( XmlObject xml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BeansStringXPathExpression.evaluateXPath( XmlObject object , String xpath , XmlOptions op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